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2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nga Magic</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Prof Rice</text:p>
          </table:table-cell>
          <table:covered-table-cell table:number-columns-repeated="5" table:style-name="ce18"/>
          <table:table-cell table:style-name="ce5"/>
          <table:table-cell table:style-name="ce5">
            <draw:frame draw:z-index="0" draw:style-name="gr1" draw:text-style-name="P1" svg:width="6.3008in" svg:height="3.1335in" svg:x="2.1539in" svg:y="0.0559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Prof Rice</text:p>
          </table:table-cell>
          <table:covered-table-cell table:number-columns-repeated="5" table:style-name="ce75"/>
          <table:table-cell table:style-name="ce75" table:content-validation-name="val11" office:value-type="string" calcext:value-type="string">
            <text:p>GFR</text:p>
          </table:table-cell>
          <table:table-cell table:style-name="ce74" table:content-validation-name="val13" office:value-type="float" office:value="1" calcext:value-type="float">
            <text:p>1</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6" calcext:value-type="float">
            <text:p>16</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6" calcext:value-type="float">
            <text:p>16</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6">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6">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6">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6">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7">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6">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6">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9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6">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9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0" calcext:value-type="float">
            <text:p>1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8" calcext:value-type="float">
            <text:p>8</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4" calcext:value-type="float">
            <text:p>4</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Baseline the Nim Mainwin class and main() function</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Remove unneeded portions of Mainwin – keep File &gt; Quit and callback method</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6">
          <table:table-cell table:style-name="ce80" table:content-validation-name="val14" office:value-type="float" office:value="3" calcext:value-type="float">
            <text:p>3</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Write get_string, get_int, and get_double based on EntryDialog class from Lecture 14</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Add Insert &gt; Tool menu item</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rite on_insert_tool_click callback</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Write on_show_products_click method to update data area</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Add Insert &gt; Plant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office:value-type="string" calcext:value-type="string">
            <text:p>PLANT</text:p>
          </table:table-cell>
          <table:table-cell table:style-name="ce80" table:content-validation-name="val16"/>
          <table:table-cell table:style-name="ce87" table:content-validation-name="val17" office:value-type="string" calcext:value-type="string">
            <text:p>Write on_insert_plant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Add Insert &gt; Mulch menu item</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Write on_insert_mulch_click callback</text:p>
          </table:table-cell>
          <table:table-cell table:style-name="ce88" table:content-validation-name="val21"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9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7">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7">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6">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9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9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9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6">00/00/0000</text:date>, <text:time style:data-style-name="N2" text:time-value="16:41:59.715308068">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6T16:47:04.380392587</dc:date>
    <meta:editing-cycles>208</meta:editing-cycles>
    <meta:editing-duration>P6DT2H5M32S</meta:editing-duration>
    <meta:generator>LibreOffice/6.4.4.2$Linux_X86_64 LibreOffice_project/40$Build-2</meta:generator>
    <meta:document-statistic meta:table-count="7" meta:cell-count="1167"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6">
                <text:p>16</text:p>
              </table:table-cell>
            </table:table-row>
            <table:table-row>
              <table:table-cell office:value-type="string">
                <text:p>6</text:p>
              </table:table-cell>
              <table:table-cell office:value-type="float" office:value="5">
                <text:p>5</text:p>
              </table:table-cell>
              <table:table-cell office:value-type="float" office:value="16">
                <text:p>16</text:p>
              </table:table-cell>
            </table:table-row>
            <table:table-row>
              <table:table-cell office:value-type="string">
                <text:p>7</text:p>
              </table:table-cell>
              <table:table-cell office:value-type="float" office:value="6">
                <text:p>6</text:p>
              </table:table-cell>
              <table:table-cell office:value-type="float" office:value="16">
                <text:p>16</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28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